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19.0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5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1014" table:default-cell-style-name="Default"/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2"/>
          <table:table-cell table:style-name="ce1" office:value-type="string" calcext:value-type="string">
            <text:p>item_id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destinat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item_lvl</text:p>
          </table:table-cell>
          <table:table-cell table:style-name="ce1" office:value-type="string" calcext:value-type="string">
            <text:p>examples</text:p>
          </table:table-cell>
          <table:table-cell table:style-name="ce1" office:value-type="string" calcext:value-type="string">
            <text:p>examples_translated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2" office:value-type="string" calcext:value-type="string">
            <text:p>aaaaaaaa</text:p>
          </table:table-cell>
          <table:table-cell table:style-name="ce2" office:value-type="string" calcext:value-type="string">
            <text:p>"pojke, pojken, pojkar, pojkarna"</text:p>
          </table:table-cell>
          <table:table-cell table:style-name="ce2" office:value-type="string" calcext:value-type="string">
            <text:p>a boy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lorem ipsu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lorem ipsum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2" office:value-type="string" calcext:value-type="string">
            <text:p>aaaaaaab</text:p>
          </table:table-cell>
          <table:table-cell table:style-name="ce2" office:value-type="string" calcext:value-type="string">
            <text:p>"tycka, tycker, tyckte, tyckt"</text:p>
          </table:table-cell>
          <table:table-cell table:style-name="ce2" office:value-type="string" calcext:value-type="string">
            <text:p>to think (opinion)</text:p>
          </table:table-cell>
          <table:table-cell table:style-name="ce2" office:value-type="string" calcext:value-type="string">
            <text:p>verb</text:p>
          </table:table-cell>
          <table:table-cell table:style-name="ce2" office:value-type="string" calcext:value-type="string">
            <text:p>lorem ipsu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lorem ipsum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2" office:value-type="string" calcext:value-type="string">
            <text:p>aaaaaaac</text:p>
          </table:table-cell>
          <table:table-cell table:style-name="ce2" office:value-type="string" calcext:value-type="string">
            <text:p>"gör, göra, gjorde"</text:p>
          </table:table-cell>
          <table:table-cell table:style-name="ce2" office:value-type="string" calcext:value-type="string">
            <text:p>to do</text:p>
          </table:table-cell>
          <table:table-cell table:style-name="ce2" office:value-type="string" calcext:value-type="string">
            <text:p>verb</text:p>
          </table:table-cell>
          <table:table-cell table:style-name="ce2" office:value-type="string" calcext:value-type="string">
            <text:p>lorem ipsu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lorem ipsum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2" office:value-type="string" calcext:value-type="string">
            <text:p>aaaaaaad</text:p>
          </table:table-cell>
          <table:table-cell table:style-name="ce2" office:value-type="string" calcext:value-type="string">
            <text:p>"arg, arga, argt"</text:p>
          </table:table-cell>
          <table:table-cell table:style-name="ce2" office:value-type="string" calcext:value-type="string">
            <text:p>to be angry</text:p>
          </table:table-cell>
          <table:table-cell table:style-name="ce2" office:value-type="string" calcext:value-type="string">
            <text:p>adjective</text:p>
          </table:table-cell>
          <table:table-cell table:style-name="ce2" office:value-type="string" calcext:value-type="string">
            <text:p>lorem ipsum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lorem ipsum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2" office:value-type="string" calcext:value-type="string">
            <text:p>aaaaaaae</text:p>
          </table:table-cell>
          <table:table-cell table:style-name="ce2" office:value-type="string" calcext:value-type="string">
            <text:p>"sa, sagt, säg, säga"</text:p>
          </table:table-cell>
          <table:table-cell table:style-name="ce2" office:value-type="string" calcext:value-type="string">
            <text:p>to say</text:p>
          </table:table-cell>
          <table:table-cell table:style-name="ce2" office:value-type="string" calcext:value-type="string">
            <text:p>verb</text:p>
          </table:table-cell>
          <table:table-cell table:style-name="ce2" office:value-type="string" calcext:value-type="string">
            <text:p>lorem ipsum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lorem ipsum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2" office:value-type="string" calcext:value-type="string">
            <text:p>aaaaaaaf</text:p>
          </table:table-cell>
          <table:table-cell table:style-name="ce2" office:value-type="string" calcext:value-type="string">
            <text:p>"frukta, fruktan, fruktansvärt"</text:p>
          </table:table-cell>
          <table:table-cell table:style-name="ce2" office:value-type="string" calcext:value-type="string">
            <text:p>terrified</text:p>
          </table:table-cell>
          <table:table-cell table:style-name="ce2" office:value-type="string" calcext:value-type="string">
            <text:p>adjective</text:p>
          </table:table-cell>
          <table:table-cell table:style-name="ce2" office:value-type="string" calcext:value-type="string">
            <text:p>lorem ipsum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lorem ipsum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2" office:value-type="string" calcext:value-type="string">
            <text:p>aaaaaaag</text:p>
          </table:table-cell>
          <table:table-cell table:style-name="ce2" office:value-type="string" calcext:value-type="string">
            <text:p>"flicka, flickan flickor, flickorna"</text:p>
          </table:table-cell>
          <table:table-cell table:style-name="ce2" office:value-type="string" calcext:value-type="string">
            <text:p>a girl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lorem ipsum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lorem ipsum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2" office:value-type="string" calcext:value-type="string">
            <text:p>aaaaaaah</text:p>
          </table:table-cell>
          <table:table-cell table:style-name="ce2" office:value-type="string" calcext:value-type="string">
            <text:p>"lugn, lungt, lugna, lugnande,</text:p>
          </table:table-cell>
          <table:table-cell table:style-name="ce2" office:value-type="string" calcext:value-type="string">
            <text:p>calm</text:p>
          </table:table-cell>
          <table:table-cell table:style-name="ce2" office:value-type="string" calcext:value-type="string">
            <text:p>adjective</text:p>
          </table:table-cell>
          <table:table-cell table:style-name="ce2" office:value-type="string" calcext:value-type="string">
            <text:p>lorem ipsum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lorem ipsum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2" office:value-type="string" calcext:value-type="string">
            <text:p>aaaaaaai</text:p>
          </table:table-cell>
          <table:table-cell table:style-name="ce2" office:value-type="string" calcext:value-type="string">
            <text:p>"rädd, rädda"</text:p>
          </table:table-cell>
          <table:table-cell table:style-name="ce2" office:value-type="string" calcext:value-type="string">
            <text:p>scared</text:p>
          </table:table-cell>
          <table:table-cell table:style-name="ce2" office:value-type="string" calcext:value-type="string">
            <text:p>adjective</text:p>
          </table:table-cell>
          <table:table-cell table:style-name="ce2" office:value-type="string" calcext:value-type="string">
            <text:p>lorem ipsum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lorem ipsum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2" office:value-type="string" calcext:value-type="string">
            <text:p>aaaaaaaj</text:p>
          </table:table-cell>
          <table:table-cell table:style-name="ce2" office:value-type="string" calcext:value-type="string">
            <text:p>"potatis, potatisen, potatisar potatisarna"</text:p>
          </table:table-cell>
          <table:table-cell table:style-name="ce2" office:value-type="string" calcext:value-type="string">
            <text:p>a potato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lorem ipsum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lorem ipsum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2" office:value-type="string" calcext:value-type="string">
            <text:p>aaaaaaak</text:p>
          </table:table-cell>
          <table:table-cell table:style-name="ce2" office:value-type="string" calcext:value-type="string">
            <text:p>"tänka, tänker, tänkte, tänkt"</text:p>
          </table:table-cell>
          <table:table-cell table:style-name="ce2" office:value-type="string" calcext:value-type="string">
            <text:p>to think (think)</text:p>
          </table:table-cell>
          <table:table-cell table:style-name="ce2" office:value-type="string" calcext:value-type="string">
            <text:p>verb</text:p>
          </table:table-cell>
          <table:table-cell table:style-name="ce2" office:value-type="string" calcext:value-type="string">
            <text:p>lorem ipsum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lorem ipsum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2" office:value-type="string" calcext:value-type="string">
            <text:p>aaaaaaal</text:p>
          </table:table-cell>
          <table:table-cell table:style-name="ce2" office:value-type="string" calcext:value-type="string">
            <text:p>"å, ån, åer, åerna"</text:p>
          </table:table-cell>
          <table:table-cell table:style-name="ce2" office:value-type="string" calcext:value-type="string">
            <text:p>a river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lorem ipsum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lorem ipsum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2" office:value-type="string" calcext:value-type="string">
            <text:p>aaaaaaam</text:p>
          </table:table-cell>
          <table:table-cell table:style-name="ce2" office:value-type="string" calcext:value-type="string">
            <text:p>"ett hus, huset, hus, husen"</text:p>
          </table:table-cell>
          <table:table-cell table:style-name="ce2" office:value-type="string" calcext:value-type="string">
            <text:p>a house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lorem ipsum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string" calcext:value-type="string">
            <text:p>lorem ipsum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2" office:value-type="string" calcext:value-type="string">
            <text:p>aaaaaaan</text:p>
          </table:table-cell>
          <table:table-cell table:style-name="ce2" office:value-type="string" calcext:value-type="string">
            <text:p>"ö, ön, öar, öarna"</text:p>
          </table:table-cell>
          <table:table-cell table:style-name="ce2" office:value-type="string" calcext:value-type="string">
            <text:p>a island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lorem ipsum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string" calcext:value-type="string">
            <text:p>lorem ipsum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2" office:value-type="string" calcext:value-type="string">
            <text:p>aaaaaaao</text:p>
          </table:table-cell>
          <table:table-cell table:style-name="ce2" office:value-type="string" calcext:value-type="string">
            <text:p>"hydda, hyddan, hyddor, hyddorna"</text:p>
          </table:table-cell>
          <table:table-cell table:style-name="ce2" office:value-type="string" calcext:value-type="string">
            <text:p>a hut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lorem ipsum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string" calcext:value-type="string">
            <text:p>lorem ipsum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2" office:value-type="string" calcext:value-type="string">
            <text:p>aaaaaaap</text:p>
          </table:table-cell>
          <table:table-cell table:style-name="ce2" office:value-type="string" calcext:value-type="string">
            <text:p>"skylla, skyllde, skyllt" </text:p>
          </table:table-cell>
          <table:table-cell table:style-name="ce2" office:value-type="string" calcext:value-type="string">
            <text:p>to blame</text:p>
          </table:table-cell>
          <table:table-cell table:style-name="ce2" office:value-type="string" calcext:value-type="string">
            <text:p>verb</text:p>
          </table:table-cell>
          <table:table-cell table:style-name="ce2" office:value-type="string" calcext:value-type="string">
            <text:p>lorem ipsum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string" calcext:value-type="string">
            <text:p>lorem ipsum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2" office:value-type="string" calcext:value-type="string">
            <text:p>aaaaaaaq</text:p>
          </table:table-cell>
          <table:table-cell table:style-name="ce2" office:value-type="string" calcext:value-type="string">
            <text:p>"glad, glada, glatt"</text:p>
          </table:table-cell>
          <table:table-cell table:style-name="ce2" office:value-type="string" calcext:value-type="string">
            <text:p>happy</text:p>
          </table:table-cell>
          <table:table-cell table:style-name="ce2" office:value-type="string" calcext:value-type="string">
            <text:p>adjective</text:p>
          </table:table-cell>
          <table:table-cell table:style-name="ce2" office:value-type="string" calcext:value-type="string">
            <text:p>lorem ipsum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string" calcext:value-type="string">
            <text:p>lorem ipsum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2" office:value-type="string" calcext:value-type="string">
            <text:p>aaaaaaar</text:p>
          </table:table-cell>
          <table:table-cell table:style-name="ce2" office:value-type="string" calcext:value-type="string">
            <text:p>"räddas, räddades"</text:p>
          </table:table-cell>
          <table:table-cell table:style-name="ce2" office:value-type="string" calcext:value-type="string">
            <text:p>rescued</text:p>
          </table:table-cell>
          <table:table-cell table:style-name="ce2" office:value-type="string" calcext:value-type="string">
            <text:p>adjective</text:p>
          </table:table-cell>
          <table:table-cell table:style-name="ce2" office:value-type="string" calcext:value-type="string">
            <text:p>lorem ipsum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string" calcext:value-type="string">
            <text:p>lorem ipsum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2" office:value-type="string" calcext:value-type="string">
            <text:p>aaaaaaas</text:p>
          </table:table-cell>
          <table:table-cell table:style-name="ce2" office:value-type="string" calcext:value-type="string">
            <text:p>"lat, lata, latat, latade"</text:p>
          </table:table-cell>
          <table:table-cell table:style-name="ce2" office:value-type="string" calcext:value-type="string">
            <text:p>lazy</text:p>
          </table:table-cell>
          <table:table-cell table:style-name="ce2" office:value-type="string" calcext:value-type="string">
            <text:p>adjective</text:p>
          </table:table-cell>
          <table:table-cell table:style-name="ce2" office:value-type="string" calcext:value-type="string">
            <text:p>lorem ipsum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string" calcext:value-type="string">
            <text:p>lorem ipsum</text:p>
          </table:table-cell>
          <table:table-cell table:number-columns-repeated="1014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2"/>
          <table:table-cell table:style-name="ce1" office:value-type="string" calcext:value-type="string">
            <text:p>username</text:p>
          </table:table-cell>
          <table:table-cell table:style-name="ce1" office:value-type="string" calcext:value-type="string">
            <text:p>challengevalue</text:p>
          </table:table-cell>
          <table:table-cell table:style-name="ce1" office:value-type="string" calcext:value-type="string">
            <text:p>usr_lvl</text:p>
          </table:table-cell>
          <table:table-cell table:style-name="ce1" office:value-type="string" calcext:value-type="string">
            <text:p>email</text:p>
          </table:table-cell>
          <table:table-cell/>
          <table:table-cell table:style-name="ce1" table:number-columns-repeated="3"/>
          <table:table-cell table:number-columns-repeated="1014"/>
        </table:table-row>
        <table:table-row table:style-name="ro2">
          <table:table-cell table:number-columns-repeated="2"/>
          <table:table-cell table:style-name="ce2" office:value-type="string" calcext:value-type="string">
            <text:p>sven</text:p>
          </table:table-cell>
          <table:table-cell table:style-name="ce2" office:value-type="string" calcext:value-type="string">
            <text:p>xybubmqhqahylbhawcmgczyfpckvgxlk</text:p>
          </table:table-cell>
          <table:table-cell table:style-name="ce2" office:value-type="float" office:value="125" calcext:value-type="float">
            <text:p>125</text:p>
          </table:table-cell>
          <table:table-cell table:style-name="ce2" table:formula="of:=CONCATENATE([.C6];&quot;@iki.fi&quot;)" office:value-type="string" office:string-value="sven@iki.fi" calcext:value-type="string">
            <text:p>sven@iki.fi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" office:value-type="string" calcext:value-type="string">
            <text:p>timo</text:p>
          </table:table-cell>
          <table:table-cell table:style-name="ce2" office:value-type="string" calcext:value-type="string">
            <text:p>wnpjjgsjrraroxwobchouazoweywupzq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CONCATENATE([.C7];&quot;@iki.fi&quot;)" office:value-type="string" office:string-value="timo@iki.fi" calcext:value-type="string">
            <text:p>timo@iki.fi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" office:value-type="string" calcext:value-type="string">
            <text:p>Shen</text:p>
          </table:table-cell>
          <table:table-cell table:style-name="ce2" office:value-type="string" calcext:value-type="string">
            <text:p>zuitifgbgdahtfbnzabnvlgkdljnerwz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CONCATENATE([.C8];&quot;@iki.fi&quot;)" office:value-type="string" office:string-value="Shen@iki.fi" calcext:value-type="string">
            <text:p>Shen@iki.fi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" office:value-type="string" calcext:value-type="string">
            <text:p>Nar</text:p>
          </table:table-cell>
          <table:table-cell table:style-name="ce2" office:value-type="string" calcext:value-type="string">
            <text:p>yvrxsrlqjygiovvkvgauspausocpmvnh</text:p>
          </table:table-cell>
          <table:table-cell table:style-name="ce2" office:value-type="float" office:value="7" calcext:value-type="float">
            <text:p>7</text:p>
          </table:table-cell>
          <table:table-cell table:style-name="ce3" table:formula="of:=CONCATENATE([.C9];&quot;@iki.fi&quot;)" office:value-type="string" office:string-value="Nar@iki.fi" calcext:value-type="string">
            <text:p>Nar@iki.fi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" office:value-type="string" calcext:value-type="string">
            <text:p>wanikani4ever</text:p>
          </table:table-cell>
          <table:table-cell table:style-name="ce2" office:value-type="string" calcext:value-type="string">
            <text:p>gqpoigdopvxxnarfhhhxwjwjyskxhobs</text:p>
          </table:table-cell>
          <table:table-cell table:style-name="ce2" office:value-type="float" office:value="2" calcext:value-type="float">
            <text:p>2</text:p>
          </table:table-cell>
          <table:table-cell table:style-name="ce3" table:formula="of:=CONCATENATE([.C10];&quot;@iki.fi&quot;)" office:value-type="string" office:string-value="wanikani4ever@iki.fi" calcext:value-type="string">
            <text:p>wanikani4ever@iki.fi</text:p>
          </table:table-cell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2"/>
          <table:table-cell table:style-name="ce1" office:value-type="string" calcext:value-type="string">
            <text:p>username</text:p>
          </table:table-cell>
          <table:table-cell table:style-name="ce1" office:value-type="string" calcext:value-type="string">
            <text:p>item_id</text:p>
          </table:table-cell>
          <table:table-cell table:style-name="ce1" office:value-type="string" calcext:value-type="string">
            <text:p>due_next</text:p>
          </table:table-cell>
          <table:table-cell table:style-name="ce1" office:value-type="string" calcext:value-type="string">
            <text:p>mastery_lvl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" office:value-type="string" calcext:value-type="string">
            <text:p>sven</text:p>
          </table:table-cell>
          <table:table-cell table:style-name="ce2" office:value-type="string" calcext:value-type="string">
            <text:p>aaaaaaaa</text:p>
          </table:table-cell>
          <table:table-cell table:style-name="ce4" office:value-type="date" office:date-value="1967-10-12T09:42:15" calcext:value-type="date">
            <text:p>1967-10-12 09:42:15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" office:value-type="string" calcext:value-type="string">
            <text:p>timo</text:p>
          </table:table-cell>
          <table:table-cell table:style-name="ce2" office:value-type="string" calcext:value-type="string">
            <text:p>aaaaaaab</text:p>
          </table:table-cell>
          <table:table-cell table:style-name="ce4" office:value-type="date" office:date-value="2181-05-16T00:38:54" calcext:value-type="date">
            <text:p>2181-05-16 00:38:5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" office:value-type="string" calcext:value-type="string">
            <text:p>Shen</text:p>
          </table:table-cell>
          <table:table-cell table:style-name="ce2" office:value-type="string" calcext:value-type="string">
            <text:p>aaaaaaac</text:p>
          </table:table-cell>
          <table:table-cell table:style-name="ce4" office:value-type="date" office:date-value="1984-10-14T17:12:42" calcext:value-type="date">
            <text:p>1984-10-14 17:12:42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" office:value-type="string" calcext:value-type="string">
            <text:p>Nar</text:p>
          </table:table-cell>
          <table:table-cell table:style-name="ce2" office:value-type="string" calcext:value-type="string">
            <text:p>aaaaaaad</text:p>
          </table:table-cell>
          <table:table-cell table:style-name="ce4" office:value-type="date" office:date-value="1919-05-10T04:33:26" calcext:value-type="date">
            <text:p>1919-05-10 04:33:26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" office:value-type="string" calcext:value-type="string">
            <text:p>wanikani4ever</text:p>
          </table:table-cell>
          <table:table-cell table:style-name="ce2" office:value-type="string" calcext:value-type="string">
            <text:p>aaaaaaae</text:p>
          </table:table-cell>
          <table:table-cell table:style-name="ce4" office:value-type="date" office:date-value="2064-11-08T21:30:31" calcext:value-type="date">
            <text:p>2064-11-08 21:30:3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" office:value-type="string" calcext:value-type="string">
            <text:p>sven</text:p>
          </table:table-cell>
          <table:table-cell table:style-name="ce2" office:value-type="string" calcext:value-type="string">
            <text:p>aaaaaaaf</text:p>
          </table:table-cell>
          <table:table-cell table:style-name="ce4" office:value-type="date" office:date-value="2158-11-26T19:13:49" calcext:value-type="date">
            <text:p>2158-11-26 19:13:49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" office:value-type="string" calcext:value-type="string">
            <text:p>timo</text:p>
          </table:table-cell>
          <table:table-cell table:style-name="ce2" office:value-type="string" calcext:value-type="string">
            <text:p>aaaaaaag</text:p>
          </table:table-cell>
          <table:table-cell table:style-name="ce4" office:value-type="date" office:date-value="2157-12-28T05:30:23" calcext:value-type="date">
            <text:p>2157-12-28 05:30:2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" office:value-type="string" calcext:value-type="string">
            <text:p>Shen</text:p>
          </table:table-cell>
          <table:table-cell table:style-name="ce2" office:value-type="string" calcext:value-type="string">
            <text:p>aaaaaaah</text:p>
          </table:table-cell>
          <table:table-cell table:style-name="ce4" office:value-type="date" office:date-value="2133-09-07T13:19:34" calcext:value-type="date">
            <text:p>2133-09-07 13:19:34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" office:value-type="string" calcext:value-type="string">
            <text:p>Nar</text:p>
          </table:table-cell>
          <table:table-cell table:style-name="ce2" office:value-type="string" calcext:value-type="string">
            <text:p>aaaaaaai</text:p>
          </table:table-cell>
          <table:table-cell table:style-name="ce4" office:value-type="date" office:date-value="2129-12-05T03:53:36" calcext:value-type="date">
            <text:p>2129-12-05 03:53:36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" office:value-type="string" calcext:value-type="string">
            <text:p>wanikani4ever</text:p>
          </table:table-cell>
          <table:table-cell table:style-name="ce2" office:value-type="string" calcext:value-type="string">
            <text:p>aaaaaaaj</text:p>
          </table:table-cell>
          <table:table-cell table:style-name="ce4" office:value-type="date" office:date-value="2191-04-16T10:30:08" calcext:value-type="date">
            <text:p>2191-04-16 10:30:08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" office:value-type="string" calcext:value-type="string">
            <text:p>sven</text:p>
          </table:table-cell>
          <table:table-cell table:style-name="ce2" office:value-type="string" calcext:value-type="string">
            <text:p>aaaaaaak</text:p>
          </table:table-cell>
          <table:table-cell table:style-name="ce4" office:value-type="date" office:date-value="1934-01-09T06:46:30" calcext:value-type="date">
            <text:p>1934-01-09 06:46:3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" office:value-type="string" calcext:value-type="string">
            <text:p>timo</text:p>
          </table:table-cell>
          <table:table-cell table:style-name="ce2" office:value-type="string" calcext:value-type="string">
            <text:p>aaaaaaal</text:p>
          </table:table-cell>
          <table:table-cell table:style-name="ce4" office:value-type="date" office:date-value="2169-04-19T09:48:36" calcext:value-type="date">
            <text:p>2169-04-19 09:48:36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" office:value-type="string" calcext:value-type="string">
            <text:p>Shen</text:p>
          </table:table-cell>
          <table:table-cell table:style-name="ce2" office:value-type="string" calcext:value-type="string">
            <text:p>aaaaaaam</text:p>
          </table:table-cell>
          <table:table-cell table:style-name="ce4" office:value-type="date" office:date-value="1967-10-12T09:42:15" calcext:value-type="date">
            <text:p>1967-10-12 09:42:15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" office:value-type="string" calcext:value-type="string">
            <text:p>Nar</text:p>
          </table:table-cell>
          <table:table-cell table:style-name="ce2" office:value-type="string" calcext:value-type="string">
            <text:p>aaaaaaan</text:p>
          </table:table-cell>
          <table:table-cell table:style-name="ce4" office:value-type="date" office:date-value="2181-05-16T00:38:54" calcext:value-type="date">
            <text:p>2181-05-16 00:38:54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" office:value-type="string" calcext:value-type="string">
            <text:p>wanikani4ever</text:p>
          </table:table-cell>
          <table:table-cell table:style-name="ce2" office:value-type="string" calcext:value-type="string">
            <text:p>aaaaaaao</text:p>
          </table:table-cell>
          <table:table-cell table:style-name="ce4" office:value-type="date" office:date-value="1984-10-14T17:12:42" calcext:value-type="date">
            <text:p>1984-10-14 17:12:4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" office:value-type="string" calcext:value-type="string">
            <text:p>sven</text:p>
          </table:table-cell>
          <table:table-cell table:style-name="ce2" office:value-type="string" calcext:value-type="string">
            <text:p>aaaaaaap</text:p>
          </table:table-cell>
          <table:table-cell table:style-name="ce4" office:value-type="date" office:date-value="1919-05-10T04:33:26" calcext:value-type="date">
            <text:p>1919-05-10 04:33:26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" office:value-type="string" calcext:value-type="string">
            <text:p>timo</text:p>
          </table:table-cell>
          <table:table-cell table:style-name="ce2" office:value-type="string" calcext:value-type="string">
            <text:p>aaaaaaaq</text:p>
          </table:table-cell>
          <table:table-cell table:style-name="ce4" office:value-type="date" office:date-value="2064-11-08T21:30:31" calcext:value-type="date">
            <text:p>2064-11-08 21:30:3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" office:value-type="string" calcext:value-type="string">
            <text:p>Shen</text:p>
          </table:table-cell>
          <table:table-cell table:style-name="ce2" office:value-type="string" calcext:value-type="string">
            <text:p>aaaaaaar</text:p>
          </table:table-cell>
          <table:table-cell table:style-name="ce4" office:value-type="date" office:date-value="2158-11-26T19:13:49" calcext:value-type="date">
            <text:p>2158-11-26 19:13:49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" office:value-type="string" calcext:value-type="string">
            <text:p>Nar</text:p>
          </table:table-cell>
          <table:table-cell table:style-name="ce2" office:value-type="string" calcext:value-type="string">
            <text:p>aaaaaaas</text:p>
          </table:table-cell>
          <table:table-cell table:style-name="ce4" office:value-type="date" office:date-value="2157-12-28T05:30:23" calcext:value-type="date">
            <text:p>2157-12-28 05:30:23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" office:value-type="string" calcext:value-type="string">
            <text:p>wanikani4ever</text:p>
          </table:table-cell>
          <table:table-cell table:style-name="ce2" office:value-type="string" calcext:value-type="string">
            <text:p>aaaaaaat</text:p>
          </table:table-cell>
          <table:table-cell table:style-name="ce4" office:value-type="date" office:date-value="2133-09-07T13:19:34" calcext:value-type="date">
            <text:p>2133-09-07 13:19:34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" office:value-type="string" calcext:value-type="string">
            <text:p>sven</text:p>
          </table:table-cell>
          <table:table-cell table:style-name="ce2" office:value-type="string" calcext:value-type="string">
            <text:p>aaaaaaau</text:p>
          </table:table-cell>
          <table:table-cell table:style-name="ce4" office:value-type="date" office:date-value="2129-12-05T03:53:36" calcext:value-type="date">
            <text:p>2129-12-05 03:53:36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" office:value-type="string" calcext:value-type="string">
            <text:p>timo</text:p>
          </table:table-cell>
          <table:table-cell table:style-name="ce2" office:value-type="string" calcext:value-type="string">
            <text:p>aaaaaaaw</text:p>
          </table:table-cell>
          <table:table-cell table:style-name="ce4" office:value-type="date" office:date-value="2191-04-16T10:30:08" calcext:value-type="date">
            <text:p>2191-04-16 10:30:08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" office:value-type="string" calcext:value-type="string">
            <text:p>Shen</text:p>
          </table:table-cell>
          <table:table-cell table:style-name="ce2" office:value-type="string" calcext:value-type="string">
            <text:p>aaaaaaax</text:p>
          </table:table-cell>
          <table:table-cell table:style-name="ce4" office:value-type="date" office:date-value="1934-01-09T06:46:30" calcext:value-type="date">
            <text:p>1934-01-09 06:46:3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" office:value-type="string" calcext:value-type="string">
            <text:p>Nar</text:p>
          </table:table-cell>
          <table:table-cell table:style-name="ce2" office:value-type="string" calcext:value-type="string">
            <text:p>aaaaaaay</text:p>
          </table:table-cell>
          <table:table-cell table:style-name="ce4" office:value-type="date" office:date-value="2169-04-19T09:48:36" calcext:value-type="date">
            <text:p>2169-04-19 09:48:3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284" meta:object-count="0"/>
    <meta:generator>LibreOfficeDev/6.0.5.2$Linux_X86_64 LibreOffice_project/</meta:generator>
  </office:meta>
</office:document-meta>
</file>